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888cm" table:align="left"/>
    </style:style>
    <style:style style:name="Table1.A" style:family="table-column">
      <style:table-column-properties style:column-width="1.281cm"/>
    </style:style>
    <style:style style:name="Table1.B" style:family="table-column">
      <style:table-column-properties style:column-width="8.608cm"/>
    </style:style>
    <style:style style:name="Table1.A1" style:family="table-cell">
      <style:table-cell-properties style:vertical-align="middle" fo:background-color="#efefe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1.B1" style:family="table-cell">
      <style:table-cell-properties style:vertical-align="middle" fo:background-color="#efefe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2" style:family="table">
      <style:table-properties style:width="7.474cm" table:align="left"/>
    </style:style>
    <style:style style:name="Table2.A" style:family="table-column">
      <style:table-column-properties style:column-width="1.304cm"/>
    </style:style>
    <style:style style:name="Table2.B" style:family="table-column">
      <style:table-column-properties style:column-width="6.17cm"/>
    </style:style>
    <style:style style:name="Table2.A1" style:family="table-cell">
      <style:table-cell-properties style:vertical-align="middle" fo:background-color="#fffff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2.B1" style:family="table-cell">
      <style:table-cell-properties style:vertical-align="middle" fo:background-color="#fffff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3" style:family="table">
      <style:table-properties style:width="4.782cm" table:align="left"/>
    </style:style>
    <style:style style:name="Table3.A" style:family="table-column">
      <style:table-column-properties style:column-width="1.561cm"/>
    </style:style>
    <style:style style:name="Table3.B" style:family="table-column">
      <style:table-column-properties style:column-width="3.221cm"/>
    </style:style>
    <style:style style:name="Table3.A1" style:family="table-cell">
      <style:table-cell-properties style:vertical-align="middle" fo:background-color="#efefe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efefe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4" style:family="table">
      <style:table-properties style:width="8.567cm" table:align="left"/>
    </style:style>
    <style:style style:name="Table4.A" style:family="table-column">
      <style:table-column-properties style:column-width="1.326cm"/>
    </style:style>
    <style:style style:name="Table4.B" style:family="table-column">
      <style:table-column-properties style:column-width="7.241cm"/>
    </style:style>
    <style:style style:name="Table4.A1" style:family="table-cell">
      <style:table-cell-properties style:vertical-align="middle" fo:background-color="#fffff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4.B1" style:family="table-cell">
      <style:table-cell-properties style:vertical-align="middle" fo:background-color="#fffff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14.598cm"/>
    </style:style>
    <style:style style:name="Table5.A1" style:family="table-cell">
      <style:table-cell-properties style:vertical-align="middle" fo:background-color="#efefe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5.B1" style:family="table-cell">
      <style:table-cell-properties style:vertical-align="middle" fo:background-color="#efefe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6" style:family="table">
      <style:table-properties style:width="5.588cm" table:align="left"/>
    </style:style>
    <style:style style:name="Table6.A" style:family="table-column">
      <style:table-column-properties style:column-width="1.489cm"/>
    </style:style>
    <style:style style:name="Table6.B" style:family="table-column">
      <style:table-column-properties style:column-width="4.099cm"/>
    </style:style>
    <style:style style:name="Table6.A1" style:family="table-cell">
      <style:table-cell-properties style:vertical-align="middle" fo:background-color="#fffff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6.B1" style:family="table-cell">
      <style:table-cell-properties style:vertical-align="middle" fo:background-color="#fffff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P1" style:family="paragraph" style:parent-style-name="Text_20_body" style:list-style-name="L1">
      <style:text-properties officeooo:rsid="00164247" officeooo:paragraph-rsid="00164247"/>
    </style:style>
    <style:style style:name="P2" style:family="paragraph" style:parent-style-name="Text_20_body" style:list-style-name="L1">
      <style:text-properties officeooo:rsid="00180ef8" officeooo:paragraph-rsid="00180ef8"/>
    </style:style>
    <style:style style:name="P3" style:family="paragraph" style:parent-style-name="Text_20_body" style:list-style-name="L2">
      <style:text-properties officeooo:rsid="00093157" officeooo:paragraph-rsid="00093157"/>
    </style:style>
    <style:style style:name="P4" style:family="paragraph" style:parent-style-name="Text_20_body" style:list-style-name="L2">
      <style:text-properties officeooo:rsid="000a94f6" officeooo:paragraph-rsid="000a94f6"/>
    </style:style>
    <style:style style:name="P5" style:family="paragraph" style:parent-style-name="Text_20_body" style:list-style-name="L2">
      <style:text-properties officeooo:rsid="000bbb41" officeooo:paragraph-rsid="000bbb41"/>
    </style:style>
    <style:style style:name="P6" style:family="paragraph" style:parent-style-name="Text_20_body" style:list-style-name="L2">
      <style:text-properties officeooo:rsid="000cf4c9" officeooo:paragraph-rsid="000cf4c9"/>
    </style:style>
    <style:style style:name="P7" style:family="paragraph" style:parent-style-name="Text_20_body" style:list-style-name="L2">
      <style:text-properties officeooo:rsid="000d70cb" officeooo:paragraph-rsid="000d70cb"/>
    </style:style>
    <style:style style:name="P8" style:family="paragraph" style:parent-style-name="Text_20_body" style:list-style-name="L2">
      <style:text-properties officeooo:rsid="000f2212" officeooo:paragraph-rsid="000f2212"/>
    </style:style>
    <style:style style:name="P9" style:family="paragraph" style:parent-style-name="Text_20_body" style:list-style-name="L2">
      <style:text-properties officeooo:rsid="00113a42" officeooo:paragraph-rsid="00113a42"/>
    </style:style>
    <style:style style:name="P10" style:family="paragraph" style:parent-style-name="Text_20_body" style:list-style-name="L2">
      <style:text-properties officeooo:rsid="000f3d83" officeooo:paragraph-rsid="000f3d83"/>
    </style:style>
    <style:style style:name="P11" style:family="paragraph" style:parent-style-name="Text_20_body" style:list-style-name="L2">
      <style:text-properties officeooo:rsid="0013e5ca" officeooo:paragraph-rsid="0013e5ca"/>
    </style:style>
    <style:style style:name="P12" style:family="paragraph" style:parent-style-name="Text_20_body" style:list-style-name="L2">
      <style:text-properties officeooo:rsid="00152fce" officeooo:paragraph-rsid="00152fce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>
      <style:text-properties officeooo:rsid="0018e28a" officeooo:paragraph-rsid="0018e28a"/>
    </style:style>
    <style:style style:name="P16" style:family="paragraph" style:parent-style-name="Text_20_body" style:list-style-name="L6">
      <style:text-properties officeooo:rsid="0018e28a" officeooo:paragraph-rsid="0018e28a"/>
    </style:style>
    <style:style style:name="P17" style:family="paragraph" style:parent-style-name="Text_20_body">
      <style:text-properties officeooo:rsid="0019b10c" officeooo:paragraph-rsid="0019b10c"/>
    </style:style>
    <style:style style:name="P18" style:family="paragraph" style:parent-style-name="Text_20_body" style:list-style-name="L7">
      <style:text-properties officeooo:rsid="0019c23c" officeooo:paragraph-rsid="0019c23c"/>
    </style:style>
    <style:style style:name="P19" style:family="paragraph" style:parent-style-name="Text_20_body">
      <style:text-properties officeooo:rsid="0019c23c" officeooo:paragraph-rsid="0019c23c"/>
    </style:style>
    <style:style style:name="P20" style:family="paragraph" style:parent-style-name="Text_20_body" style:list-style-name="L7">
      <style:text-properties officeooo:rsid="001b4046" officeooo:paragraph-rsid="001b4046"/>
    </style:style>
    <style:style style:name="P21" style:family="paragraph" style:parent-style-name="Text_20_body">
      <style:text-properties officeooo:rsid="001b4046" officeooo:paragraph-rsid="001b4046"/>
    </style:style>
    <style:style style:name="P22" style:family="paragraph" style:parent-style-name="Text_20_body" style:list-style-name="L7">
      <style:text-properties officeooo:rsid="001f0582" officeooo:paragraph-rsid="001f0582"/>
    </style:style>
    <style:style style:name="P23" style:family="paragraph" style:parent-style-name="Text_20_body">
      <style:text-properties officeooo:rsid="001f0582" officeooo:paragraph-rsid="001f0582"/>
    </style:style>
    <style:style style:name="P24" style:family="paragraph" style:parent-style-name="Heading_20_1">
      <style:text-properties officeooo:rsid="00164247" officeooo:paragraph-rsid="00164247"/>
    </style:style>
    <style:style style:name="P25" style:family="paragraph" style:parent-style-name="Heading_20_1">
      <style:text-properties officeooo:rsid="00093157" officeooo:paragraph-rsid="00093157"/>
    </style:style>
    <style:style style:name="P26" style:family="paragraph" style:parent-style-name="Heading_20_1">
      <style:text-properties officeooo:rsid="0018e28a" officeooo:paragraph-rsid="0018e28a"/>
    </style:style>
    <style:style style:name="P27" style:family="paragraph" style:parent-style-name="Heading_20_1">
      <style:text-properties officeooo:rsid="0019b10c" officeooo:paragraph-rsid="0019b10c"/>
    </style:style>
    <style:style style:name="P28" style:family="paragraph" style:parent-style-name="Table_20_Contents">
      <style:text-properties fo:color="#333333"/>
    </style:style>
    <style:style style:name="T1" style:family="text">
      <style:text-properties officeooo:rsid="000cf4c9"/>
    </style:style>
    <style:style style:name="T2" style:family="text">
      <style:text-properties officeooo:rsid="001646db"/>
    </style:style>
    <style:style style:name="T3" style:family="text">
      <style:text-properties fo:color="#551a8b" style:text-line-through-style="none" style:text-line-through-type="none" style:text-underline-style="none" style:text-blinking="false"/>
    </style:style>
    <style:style style:name="T4" style:family="text">
      <style:text-properties officeooo:rsid="001d1a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Fix</text:h>
      <text:list xml:id="list8925217208830084914" text:style-name="L1">
        <text:list-item>
          <text:p text:style-name="P1">(as human player, with multiple tiles which I should have been able to take) couldn't take any tile<text:span text:style-name="T2"> - instead went straight to next player</text:span></text:p>
        </text:list-item>
        <text:list-item>
          <text:p text:style-name="P2">Human player takes too many chips: buttons are shown in the player 1 area rather than own</text:p>
        </text:list-item>
      </text:list>
      <text:h text:style-name="P26" text:outline-level="1">Flask and desktop versions - code organisation</text:h>
      <text:list xml:id="list6153495237772436439" text:style-name="L5">
        <text:list-item>
          <text:p text:style-name="P15">Aiming for following organisation:</text:p>
          <text:list>
            <text:list-item>
              <text:p text:style-name="P15">Front end libraries</text:p>
              <text:list>
                <text:list-item>
                  <text:p text:style-name="P15">Flask front end</text:p>
                </text:list-item>
                <text:list-item>
                  <text:p text:style-name="P15">Desktop front end</text:p>
                </text:list-item>
              </text:list>
            </text:list-item>
            <text:list-item>
              <text:p text:style-name="P15">Rules libraries</text:p>
              <text:list>
                <text:list-item>
                  <text:p text:style-name="P15">One for each game, e.g. Splendor, Dominion, etc</text:p>
                </text:list-item>
              </text:list>
            </text:list-item>
            <text:list-item>
              <text:p text:style-name="P15">Core library</text:p>
              <text:list>
                <text:list-item>
                  <text:p text:style-name="P15">Common code for all games</text:p>
                </text:list-item>
              </text:list>
            </text:list-item>
            <text:list-item>
              <text:p text:style-name="P15">Versions</text:p>
              <text:list>
                <text:list-item>
                  <text:p text:style-name="P15">Glue which ties together a front end library, one or more rules libraries plus the core library to create a playable game</text:p>
                </text:list-item>
              </text:list>
            </text:list-item>
          </text:list>
        </text:list-item>
      </text:list>
      <text:h text:style-name="Heading_20_2" text:outline-level="2">Naming</text:h>
      <text:list xml:id="list7055166120027818515" text:style-name="L6">
        <text:list-item>
          <text:p text:style-name="P16">Current name: 'games' - too bland</text:p>
        </text:list-item>
        <text:list-item>
          <text:p text:style-name="P16">This is about:</text:p>
          <text:list>
            <text:list-item>
              <text:p text:style-name="P16">card and board games - card_n_board, board_and_card, board_py_card, card_py_board, pyboard</text:p>
            </text:list-item>
            <text:list-item>
              <text:p text:style-name="P16">table top games - table_top_games</text:p>
            </text:list-item>
          </text:list>
        </text:list-item>
      </text:list>
      <text:h text:style-name="P27" text:outline-level="1">Existing libraries in PyPi</text:h>
      <text:p text:style-name="P17">See https://pypi.python.org/pypi?:action=browse&amp;show=all&amp;c=308</text:p>
      <text:p text:style-name="P17">Most relevant</text:p>
      <text:list xml:id="list4831436246776486652" text:style-name="L7">
        <text:list-item>
          <text:p text:style-name="P18">Classic games</text:p>
          <text:list>
            <text:list-item>
              <text:p text:style-name="P18">Chess plus variants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a xlink:type="simple" xlink:href="https://pypi.python.org/pypi/gshogi/" text:style-name="Internet_20_link" text:visited-style-name="Visited_20_Internet_20_Link"><text:span text:style-name="T3">gshogi</text:span></text:a></text:p>
          </table:table-cell>
          <table:table-cell table:style-name="Table2.B1" office:value-type="string">
            <text:p text:style-name="P28">A Shogi Program (Japanese Chess)</text:p>
          </table:table-cell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text:a xlink:type="simple" xlink:href="https://pypi.python.org/pypi/python-chess/" text:style-name="Internet_20_link" text:visited-style-name="Visited_20_Internet_20_Link"><text:span text:style-name="T3">python-chess</text:span></text:a></text:p>
          </table:table-cell>
          <table:table-cell table:style-name="Table5.B1" office:value-type="string">
            <text:p text:style-name="P28">A pure Python chess library with move generation and validation, Polyglot opening book probing, PGN reading and writing, Gaviota tablebase probing, Syzygy tablebase probing and UCI engine communication.</text:p>
          </table:table-cell>
        </table:table-row>
      </table:table>
      <text:p text:style-name="P21"/>
      <text:list xml:id="list174034997168799" text:continue-numbering="true" text:style-name="L7">
        <text:list-item>
          <text:list>
            <text:list-item>
              <text:list>
                <text:list-item>
                  <text:p text:style-name="P18"/>
                </text:list-item>
              </text:list>
            </text:list-item>
            <text:list-item>
              <text:p text:style-name="P18">Checkers</text:p>
            </text:list-item>
            <text:list-item>
              <text:p text:style-name="P22">Abalone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a xlink:type="simple" xlink:href="https://pypi.python.org/pypi/abalone/" text:style-name="Internet_20_link" text:visited-style-name="Visited_20_Internet_20_Link"><text:span text:style-name="T3">abalone</text:span></text:a></text:p>
          </table:table-cell>
          <table:table-cell table:style-name="Table6.B1" office:value-type="string">
            <text:p text:style-name="P28">Abalone strategy game</text:p>
          </table:table-cell>
        </table:table-row>
      </table:table>
      <text:p text:style-name="P23"/>
      <text:list xml:id="list174034542095451" text:continue-numbering="true" text:style-name="L7">
        <text:list-item>
          <text:list>
            <text:list-item>
              <text:p text:style-name="P18">Go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a xlink:type="simple" xlink:href="https://pypi.python.org/pypi/gomill/" text:style-name="Internet_20_link" text:visited-style-name="Visited_20_Internet_20_Link"><text:span text:style-name="T3">gomill</text:span></text:a></text:p>
          </table:table-cell>
          <table:table-cell table:style-name="Table1.B1" office:value-type="string">
            <text:p text:style-name="P28">Tools for testing and tuning Go-playing programs</text:p>
          </table:table-cell>
        </table:table-row>
      </table:table>
      <text:list xml:id="list174035222097256" text:continue-numbering="true" text:style-name="L7">
        <text:list-item>
          <text:list>
            <text:list-item>
              <text:p text:style-name="P20">4 in a <text:span text:style-name="T4">row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a xlink:type="simple" xlink:href="https://pypi.python.org/pypi/ninarow/" text:style-name="Internet_20_link" text:visited-style-name="Visited_20_Internet_20_Link"><text:span text:style-name="T3">ninarow</text:span></text:a></text:p>
          </table:table-cell>
          <table:table-cell table:style-name="Table3.B1" office:value-type="string">
            <text:p text:style-name="P28">N-in-a-row Game</text:p>
          </table:table-cell>
        </table:table-row>
      </table:table>
      <text:p text:style-name="P21"/>
      <text:list xml:id="list174034319989197" text:continue-numbering="true" text:style-name="L7">
        <text:list-item>
          <text:p text:style-name="P18">Modern board games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a xlink:type="simple" xlink:href="https://pypi.python.org/pypi/pykhet/" text:style-name="Internet_20_link" text:visited-style-name="Visited_20_Internet_20_Link"><text:span text:style-name="T3">pykhet</text:span></text:a></text:p>
          </table:table-cell>
          <table:table-cell table:style-name="Table4.B1" office:value-type="string">
            <text:p text:style-name="P28">A general library for the board game khet</text:p>
          </table:table-cell>
        </table:table-row>
      </table:table>
      <text:p text:style-name="P19"/>
      <text:list xml:id="list174035926595898" text:continue-numbering="true" text:style-name="L7">
        <text:list-item>
          <text:p text:style-name="P18">Other</text:p>
        </text:list-item>
      </text:list>
      <text:h text:style-name="P25" text:outline-level="1">Flask version</text:h>
      <text:list xml:id="list7407069082268647634" text:style-name="L2">
        <text:list-item>
          <text:p text:style-name="P3">Home page: </text:p>
          <text:list>
            <text:list-item>
              <text:p text:style-name="P3">Welcome, intro, etc</text:p>
            </text:list-item>
            <text:list-item>
              <text:p text:style-name="P3">Link to "start a new game"</text:p>
              <text:list>
                <text:list-item>
                  <text:p text:style-name="P3">to /new_page, which generates a new game object, stores it in a list and redirects the user to /game/&lt;list_index&gt;</text:p>
                </text:list-item>
              </text:list>
            </text:list-item>
          </text:list>
        </text:list-item>
        <text:list-item>
          <text:p text:style-name="P4">Game page, options</text:p>
          <text:list>
            <text:list-item>
              <text:p text:style-name="P4">Generate the whole page after every click</text:p>
            </text:list-item>
            <text:list-item>
              <text:p text:style-name="P4">Javascript driven - only actual (visible) changes are sent from server to browser</text:p>
            </text:list-item>
          </text:list>
        </text:list-item>
        <text:list-item>
          <text:p text:style-name="P4">Implementation/flow/etc</text:p>
          <text:list>
            <text:list-item>
              <text:p text:style-name="P4">Each button has an id, so next page gets called with /game/&lt;id&gt;/click&lt;button_id&gt;/</text:p>
              <text:list>
                <text:list-item>
                  <text:p text:style-name="P4">Assuming button within range, this executes its action</text:p>
                </text:list-item>
              </text:list>
            </text:list-item>
          </text:list>
        </text:list-item>
        <text:list-item>
          <text:p text:style-name="P5">Drawing the screen<text:span text:style-name="T1">, options</text:span></text:p>
          <text:list>
            <text:list-item>
              <text:p text:style-name="P6">CSS for layout/placement</text:p>
            </text:list-item>
            <text:list-item>
              <text:p text:style-name="P7"><text:soft-page-break/>HTML5's canvas</text:p>
              <text:list>
                <text:list-item>
                  <text:p text:style-name="P8">Button click: similar to pygame approach, see http://stackoverflow.com/questions/9880279/how-do-i-add-a-simple-onclick-event-handler-to-a-canvas-element</text:p>
                  <text:list>
                    <text:list-item>
                      <text:p text:style-name="P9">/game/&lt;id&gt;/click/x/y/</text:p>
                    </text:list-item>
                  </text:list>
                </text:list-item>
                <text:list-item>
                  <text:p text:style-name="P10">graphics.py, functions create the relevant canvas/JS code, which gets put into a buffer</text:p>
                </text:list-item>
                <text:list-item>
                  <text:p text:style-name="P10">Once done, top &amp; tail the generated canvas/JS code and return as a page</text:p>
                </text:list-item>
              </text:list>
            </text:list-item>
            <text:list-item>
              <text:p text:style-name="P11">HTML5 canvas, AJAX style</text:p>
              <text:list>
                <text:list-item>
                  <text:p text:style-name="P11">json object which lists all the screen elements, plus the buttons</text:p>
                </text:list-item>
                <text:list-item>
                  <text:p text:style-name="P12">Screen sizing, all done in coordinates scaled to a 1 x 1 screen, then scale up to actual/available screen size</text:p>
                </text:list-item>
                <text:list-item>
                  <text:p text:style-name="P12"/>
                </text:list-item>
              </text:list>
            </text:list-item>
          </text:list>
        </text:list-item>
      </text:list>
      <text:h text:style-name="Heading_20_1" text:outline-level="1">Maybe later</text:h>
      <text:list xml:id="list6205641433828085142" text:style-name="L3">
        <text:list-item>
          <text:p text:style-name="P13">Fix scaling - full screen</text:p>
        </text:list-item>
        <text:list-item>
          <text:p text:style-name="P13">Better graphics</text:p>
        </text:list-item>
        <text:list-item>
          <text:p text:style-name="P13">Simplify states by introducing "skip-if"</text:p>
        </text:list-item>
        <text:list-item>
          <text:p text:style-name="P13">Can reserve a card when no yellow disks available</text:p>
          <text:list>
            <text:list-item>
              <text:p text:style-name="P13">Instead of yellow disk, show pretend yellow disk within button square</text:p>
            </text:list-item>
          </text:list>
        </text:list-item>
        <text:list-item>
          <text:p text:style-name="P13">Can select a face down card + a yellow chip</text:p>
          <text:list>
            <text:list-item>
              <text:p text:style-name="P13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4247938889411917237" text:style-name="L4">
        <text:list-item>
          <text:p text:style-name="P14">Get available actions</text:p>
        </text:list-item>
        <text:list-item>
          <text:p text:style-name="P14">Choose best action:</text:p>
          <text:list>
            <text:list-item>
              <text:p text:style-name="P14">If can buy any card (best_card)</text:p>
              <text:list>
                <text:list-item>
                  <text:p text:style-name="P14">If less than 3 of each card type, and can buy any which fill in a missing card type:</text:p>
                  <text:list>
                    <text:list-item>
                      <text:p text:style-name="P14">buy that one - using tie breakers as below</text:p>
                    </text:list-item>
                  </text:list>
                </text:list-item>
                <text:list-item>
                  <text:p text:style-name="P14">Buy one with highest points</text:p>
                </text:list-item>
                <text:list-item>
                  <text:p text:style-name="P14">Tie breaker: one which has chip_type for our lowest chip stack</text:p>
                </text:list-item>
                <text:list-item>
                  <text:p text:style-name="P14"><text:soft-page-break/>Second tie breaker: select at random</text:p>
                </text:list-item>
              </text:list>
            </text:list-item>
            <text:list-item>
              <text:p text:style-name="P14">If 6 or less chips, not counting yellow chips:</text:p>
              <text:list>
                <text:list-item>
                  <text:p text:style-name="P14">Take any, where available, if less than 3 (card + chip) in hand</text:p>
                </text:list-item>
                <text:list-item>
                  <text:p text:style-name="P14">If taken less than 3, top up with one for which least are available</text:p>
                  <text:list>
                    <text:list-item>
                      <text:p text:style-name="P14">Tie breaker: random</text:p>
                    </text:list-item>
                  </text:list>
                </text:list-item>
              </text:list>
            </text:list-item>
            <text:list-item>
              <text:p text:style-name="P14">If over 6 chips:</text:p>
              <text:list>
                <text:list-item>
                  <text:p text:style-name="P14">Take yellow chip</text:p>
                </text:list-item>
                <text:list-item>
                  <text:p text:style-name="P14">Plus 'best' card:</text:p>
                  <text:list>
                    <text:list-item>
                      <text:p text:style-name="P14">From any which player can afford once added yellow chip to hand:</text:p>
                      <text:list>
                        <text:list-item>
                          <text:p text:style-name="P14">same as best_card, above</text:p>
                        </text:list-item>
                      </text:list>
                    </text:list-item>
                    <text:list-item>
                      <text:p text:style-name="P14">If none available, pretend player as one more yellow chip and repeat</text:p>
                      <text:list>
                        <text:list-item>
                          <text:p text:style-name="P14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If now has over 10 chips:</text:p>
              <text:list>
                <text:list-item>
                  <text:p text:style-name="P14">Discard one for which player has most chips + cards</text:p>
                  <text:list>
                    <text:list-item>
                      <text:p text:style-name="P14">Tie breaker: random</text:p>
                    </text:list-item>
                  </text:list>
                </text:list-item>
                <text:list-item>
                  <text:p text:style-name="P14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25T17:06:14.108472228</dc:date>
    <meta:editing-duration>P1DT15H33M23S</meta:editing-duration>
    <meta:editing-cycles>159</meta:editing-cycles>
    <meta:generator>LibreOffice/5.1.4.2$Linux_X86_64 LibreOffice_project/10m0$Build-2</meta:generator>
    <meta:document-statistic meta:table-count="6" meta:image-count="0" meta:object-count="0" meta:page-count="4" meta:paragraph-count="97" meta:word-count="673" meta:character-count="3710" meta:non-whitespace-character-count="3207"/>
  </office:meta>
</office:document-meta>
</file>